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2"/>
    <style:style style:name="P2" style:family="paragraph" style:parent-style-name="Standard" style:list-style-name="L3"/>
    <style:style style:name="P3" style:family="paragraph" style:parent-style-name="Standard">
      <style:paragraph-properties fo:padding="0.074cm" fo:border-left="none" fo:border-right="none" fo:border-top="none" fo:border-bottom="0.002cm solid #000000" style:join-border="false"/>
    </style:style>
    <style:style style:name="T1" style:family="text">
      <style:text-properties fo:font-variant="normal" fo:text-transform="none" fo:color="#a52a2a" style:font-name="Consolas" fo:font-size="12pt" fo:letter-spacing="normal" fo:font-style="normal" fo:font-weight="normal"/>
    </style:style>
    <style:style style:name="T2" style:family="text">
      <style:text-properties fo:font-variant="normal" fo:text-transform="none" fo:color="#000000" style:font-name="Consolas" fo:font-size="12pt" fo:letter-spacing="normal" fo:font-style="normal" fo:font-weight="normal"/>
    </style:style>
    <style:style style:name="T3" style:family="text">
      <style:text-properties fo:font-variant="normal" fo:text-transform="none" fo:color="#ff0000" style:font-name="Consolas" fo:font-size="12pt" fo:letter-spacing="normal" fo:font-style="normal" fo:font-weight="normal"/>
    </style:style>
    <style:style style:name="T4" style:family="text">
      <style:text-properties fo:font-variant="normal" fo:text-transform="none" fo:color="#0000cd" style:font-name="Consolas" fo:font-size="12pt" fo:letter-spacing="normal" fo:font-style="normal" fo:font-weight="normal"/>
    </style:style>
    <text:list-style style:name="L1">
      <text:list-level-style-number text:level="1" text:style-name="Numbering_20_Symbols" style:num-suffix="." style:num-format="1" text:start-value="2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ag 1 (23.05.2019):</text:p>
      <text:p text:style-name="Standard">Idag har vi ganske dårlig oppmøte. Bare Kamil og Ole dukket opp. Fikk ingen kontakt med de andre medlemene på gruppen denne dagen. Til tross for tidligere kontakt.</text:p>
      <text:p text:style-name="Standard">Dag 2 (24.05.2019):</text:p>
      <text:p text:style-name="Standard">Idag møtte Kamil og Daniel opp. Ingen kontakt med Ole, og Andreas hadde ikke mulighet til å komme, pga jobb.</text:p>
      <text:p text:style-name="Standard">Dag 3 (27.05.2019):</text:p>
      <text:p text:style-name="Standard">Alle møtte opp (Kamil, Ole, Daniel og Andreas)</text:p>
      <text:p text:style-name="Standard">Dag 4 (28.05.2019):</text:p>
      <text:p text:style-name="Standard">(Kamil, Ole, <text:s/>Andreas)</text:p>
      <text:p text:style-name="Standard"/>
      <text:p text:style-name="Standard"/>
      <text:p text:style-name="Standard">Dag 1 (23.05.2019):</text:p>
      <text:p text:style-name="Standard">Prøver å få kontakt med resten av gruppen.</text:p>
      <text:p text:style-name="Standard">Prater litt generelt om hva vi tenker om oppgaven og hvordan vi kunne tenke oss å løse den.</text:p>
      <text:p text:style-name="Standard"/>
      <text:p text:style-name="Standard">Finner ut at målgruppen vår er mennesker som jobber i små til medium grupper. Web-appen vår gjør det enkelt for alle i gruppen å holde styr på hvem jobber med hva til en hver tid. Hvilke ting trengs å bli gjort, hva blir jobbet med og hva som er ferdig. På denne måten unngår gruppemedlemmer å gjøre samme jobben to ganger eller lure på hva de burde gjøre. Det spesielle med programmet vårt er at vi har en mulighet for alle gruppemedlemmer å komme med ideer, men disse må ses gjennom og godkjennes av en gruppeleder før de kan flyttes til «to do» eller andre kolonner.</text:p>
      <text:p text:style-name="Standard"/>
      <text:p text:style-name="Standard">Dag 2 (24.05.2019):</text:p>
      <text:p text:style-name="Standard"/>
      <text:p text:style-name="Standard">Vi har planer om å lage fem kolonner «Ideas», «Backlog», «To do», «In progress», «Completed» i den rekkefølgen. Inni hver kolonne skal vi ha postit lapper med tittel. Ved å trykke på «postitnotes» får du opp et vindu med mer informasjon (hvem jobber med dette, hvem har opprettet den,) og filene som blir jobbet med.(resten av nettsiden får en går tint) Postitlapper kan selvfølgelig flyttes fra kolonne til kolonne uten at innholdet forandress.</text:p>
      <text:p text:style-name="Standard">På toppen av tabellen har vi en søke bar som søker i postitlapper titler for å finne det en søker etter. Postitlapper som ikke er resultatet forsvinner og det eneste som er igjen er resultatet på søket i tilsvarende kolonne. </text:p>
      <text:p text:style-name="Standard"/>
      <text:p text:style-name="Standard">Vi plannlegger å ha en chat nederst til høyre (alla facebook) så har man muligheten til å kontakte og holde sammerbeidet med gruppen. Chatten blir en gruppechatt som er egen for hver gruppe.</text:p>
      <text:p text:style-name="Standard"/>
      <text:p text:style-name="Standard">Kritt tavle blir bakgrunnen for tabellen vår da har vi en ganske mørk og uforstyrrede bakgrunn hvor postitnotes og andre detaljer blir godt synlige.</text:p>
      <text:p text:style-name="Standard"/>
      <text:p text:style-name="P3">Viktighetsgrad: segregere etter viktighetsgrad fra 1-10 viktigst til minst viktig. Alle postit lapper har et tall tilskrevet til dem som viser hvor viktig de er. Viktigste kommer høyest opp. Tidsfrist segregering, ting med kortest frist kommer høyest opp og ting som har lengere frist blir nedprioritert og kommer lengere ned på tavlen.</text:p>
      <text:p text:style-name="P3">Gir påminnelser og viser status av prosjektet.</text:p>
      <text:p text:style-name="Standard">Progress bar ?</text:p>
      <text:p text:style-name="Standard"/>
      <text:p text:style-name="Standard">En prefferanse for ting hver bruker kan gjøre så de kan få påminnelse om at det ble lagt til en oppgave som passer dem.</text:p>
      <text:p text:style-name="Standard">Mulighet for å pinge en postitnote(oppgave) som ikke er tatt for enten de som har prefferansen for denne type oppgaver eller alle.</text:p>
      <text:p text:style-name="Standard"><text:soft-page-break/></text:p>
      <text:p text:style-name="Standard">Stats over hvem har gjort hvormye, achivements (progressbar, hvor hver person har sin del av progress baren ut i fra hvor mye de har gjort)</text:p>
      <text:p text:style-name="Standard"/>
      <text:p text:style-name="Standard">Table border white dasshed <text:span text:style-name="T1">p.ex1 </text:span><text:span text:style-name="T2">{</text:span><text:span text:style-name="T3">outline</text:span><text:span text:style-name="T2">:</text:span><text:span text:style-name="T4"> dashed</text:span><text:span text:style-name="T2">;}</text:span> </text:p>
      <text:p text:style-name="Standard">, med grønn bakgrunn #1e4a0c</text:p>
      <text:p text:style-name="Standard"/>
      <text:p text:style-name="Standard"/>
      <text:p text:style-name="Standard">Dag 3- 27.05.2019:</text:p>
      <text:p text:style-name="Standard"/>
      <text:p text:style-name="Standard">Idag er den store brainstorm dagen hvor vi kaster ut alle ideer og får skrevet dem ned</text:p>
      <text:p text:style-name="Standard"/>
      <text:p text:style-name="Standard">Alle 4 som vi har fått kontakt med er her. Ingen av oss kjenner hverandre og vi bruker litt tid på å bli kjent med hverandre.</text:p>
      <text:p text:style-name="Standard"/>
      <text:p text:style-name="Standard">Vi bestemmer oss for å bruke mye tid på planlegging istedenfor å kaste planlegingen etter den første ideen kommer opp. Og begynne å kode.</text:p>
      <text:p text:style-name="Standard">Vi tenker er at vi skal fokusere på å vise frem alle alle ideene våre i prosjektet ikke nødvendigvis at alle de skal være funksjonelle.</text:p>
      <text:p text:style-name="Standard"/>
      <text:p text:style-name="Standard">målgruppen: unge nyutdannede utvilke</text:p>
      <text:p text:style-name="Standard">programmet er; dokummentasjonsdatabase</text:p>
      <text:p text:style-name="Standard"/>
      <text:p text:style-name="Standard">Vi har satt opp discord channel for gruppen, en github, gruppechatt på facebook for enkel komunikasjon</text:p>
      <text:p text:style-name="Standard">Vurdere på om vi skulle bruke et program som lar os se hva andre driver med (koder) reallife</text:p>
      <text:p text:style-name="Standard"/>
      <text:p text:style-name="Standard">Vi tenker å bruke bootstrap libary for hvis vi skulle bygge opp en app for å vise alle våre ideer så hadde dette tatt oss veldig lang tid og vi kunne ikke ha klart en brøkdel dem.</text:p>
      <text:p text:style-name="Standard">Bootstrap er veldig mye brukt og rellativt enkelt. Denne kunnskapen får vi bruk for videre.</text:p>
      <text:p text:style-name="Standard"/>
      <text:p text:style-name="Standard">Dagens forslag/ideer:</text:p>
      <text:list xml:id="list1483559767405292758" text:style-name="L3">
        <text:list-item>
          <text:p text:style-name="P2">Vi sakl lage et prosjektverktøy som har ALT. </text:p>
        </text:list-item>
        <text:list-item>
          <text:p text:style-name="P2">Oldschool theme: grønntavle med kritt og postit lapper</text:p>
        </text:list-item>
        <text:list-item>
          <text:p text:style-name="P2">Søkefunksjon med foreslag/autocomplete </text:p>
        </text:list-item>
        <text:list-item>
          <text:p text:style-name="P2">Ide om at appen vår kan linke eller vise kanban tabellen i prøgrammer som discord eller facebook. (at appen kobler seg til det som en discord-bot)</text:p>
        </text:list-item>
        <text:list-item>
          <text:p text:style-name="P2">Vi har snakket om database, api, sql server for å sette opp appen. Etter en samtale bestemte vi oss at det er for omfattende og vi må ta det enkelt fra grunnen av.</text:p>
        </text:list-item>
        <text:list-item>
          <text:p text:style-name="P2">Trello er en av de mer kjente kanban appene så vi får undersøke godt dens funksjoner. Vi kan bruke de funksjonene som fungerer og kaste bort ting vi synnes ikke er nødvendige og forbedre noen av tingene som er på trello men ikke fungerer som vi skulle ønske.</text:p>
          <text:p text:style-name="P2">Vi så på Trello og synnes de har for mange options tilgjengelige så det blir lite oversiktlig</text:p>
        </text:list-item>
        <text:list-item>
          <text:p text:style-name="P2">Viktig å ha muligheter for å legge til vedlegg til tavlen.</text:p>
        </text:list-item>
        <text:list-item>
          <text:p text:style-name="P2">De forskjellige tavlene på kanban appen vår kan kan ha forskjellige bakgrunner. Man velger fargen når man lagger en tavle. Kan også forandre fargen senere.</text:p>
        </text:list-item>
        <text:list-item>
          <text:p text:style-name="P2">Vi skal ha en del av tabelen hvor man kan legge til ideer og disse kan bli stemt frem av medlemmer før disse blir flyttet til «to do»</text:p>
          <text:p text:style-name="P2">Kanskje vi kan ha en tavle hvor du har flere ideer og du kan stemme på en av dem så velger man hvilken av disse fungerer best. (velge 1 av flere ideer)</text:p>
        </text:list-item>
        <text:list-item>
          <text:p text:style-name="P2">Vi kan lage prosjektet som en nettside eller en node ds app</text:p>
        </text:list-item>
        <text:list-item>
          <text:p text:style-name="P2"><text:soft-page-break/>Public api så andre kan lage plugins</text:p>
        </text:list-item>
        <text:list-item>
          <text:p text:style-name="P2">Vi må finne ut om vi skal ha en chatt så man får lett kontakt med andre som er med i prosjektet, muligens skjermdelings verktøy, blir det mulig for oss å gjennomføre dette? </text:p>
          <text:p text:style-name="P2">Kanskje vi kan lage dette bare for å vise ideen vår selvom vi ikke klarer å få dette til å fungere pga begrenset tidsrom for eksamen. Vi synnes det er vanskelig å få en chatteprogram hvor man kan screenshare, bruke kamera for å visse noe til gruppen, videochatt, voicechatt så vi vil gjerne ha det</text:p>
        </text:list-item>
        <text:list-item>
          <text:p text:style-name="P2">Lage preset template, med det grunnleggende, linke ithub og andre apper </text:p>
        </text:list-item>
        <text:list-item>
          <text:p text:style-name="P2">Hjelp funksjon, lage en FAQ, support, online chat for å få hjelp av en profesionell utvikler til å hjelpe deg, dette er muligens en måte å monetize appen på</text:p>
          <text:p text:style-name="P2">api til stackoverflow</text:p>
          <text:p text:style-name="P2">vi kan muligens ha en abonemang for å bruke premium funksjoner som profesionell_hjelp/livechatt/screensharing/osv</text:p>
        </text:list-item>
        <text:list-item>
          <text:p text:style-name="P2">Vise frem hvem som er online for da vet du hvem som er der så kan du kontakte dem direkte</text:p>
        </text:list-item>
        <text:list-item>
          <text:p text:style-name="P2">Lage en «om oss» side hvor vi kan skrive litt om oss som jobber med prosjektet</text:p>
        </text:list-item>
        <text:list-item>
          <text:p text:style-name="P2">En turorial for appen, eller hjelp/hvordan du bruker nettsiden,</text:p>
          <text:p text:style-name="P2">en overlay som forteller deg hvordan du lager ditt første prosjekt </text:p>
        </text:list-item>
        <text:list-item>
          <text:p text:style-name="P2">Mulighet for å skrive kode og ha fremviskning som på stack overflow</text:p>
        </text:list-item>
        <text:list-item>
          <text:p text:style-name="P2">Aktivitetslogg på tavlen, viser hvem gjorde/oppdaterte/opprettet </text:p>
          <text:p text:style-name="P2">Tavlen viser hvem som jobber på hva da</text:p>
        </text:list-item>
        <text:list-item>
          <text:p text:style-name="P2">Legge til kunn preview av bildet på postiten på hovedtvlen, så blir hele bildet og allt annet som er inni vist når du åpner postitlappen</text:p>
        </text:list-item>
        <text:list-item>
          <text:p text:style-name="P2">Når lappen er i complete så blir den mindre og får en litten grønn hakke</text:p>
        </text:list-item>
        <text:list-item>
          <text:p text:style-name="P2">Work in progress limit pr person Dette er viktig pga hvis en person tar på seg for mange oppgaver så <text:s/>kan det gå utover hele prosjektet hvis personen ikke blir ferdig med dem i tide.</text:p>
        </text:list-item>
        <text:list-item>
          <text:p text:style-name="P2">Hver del av tabellen må bli en eggen del så vi får mulighet til å scrolle i hver del for seg selv</text:p>
        </text:list-item>
        <text:list-item>
          <text:p text:style-name="P2">Få med når personen har tatt på seg oppgaven/når complete/progress update mulighet for å highligte <text:s/>en oppgave som «Trenger hjelp» dette kan bli lett sett på postitlappen på hovedtavlen</text:p>
        </text:list-item>
        <text:list-item>
          <text:p text:style-name="P2">Kort tid til oppgaven trenger å bli ferdig dette må vises på oppgaven og postitlappen.</text:p>
          <text:p text:style-name="P2">Kort frist blir viktigst </text:p>
          <text:p text:style-name="P2">hjelp meg er ganske viktig </text:p>
          <text:p text:style-name="P2">resten rangeres fra 1-10 <text:s/>fra mest til minst viktigst.</text:p>
          <text:p text:style-name="P2">Hvis det er kort frist til du må bli ferdig så får du en varsel kanskje mail/messenger/osv.</text:p>
        </text:list-item>
        <text:list-item>
          <text:p text:style-name="P2">Funksjoner som kobling til github, dropboks og andre</text:p>
        </text:list-item>
        <text:list-item>
          <text:p text:style-name="P2">Vuderer en «landing page» hvor man viser «reklame» for produktet (appen)</text:p>
        </text:list-item>
        <text:list-item>
          <text:p text:style-name="P2">Lage en template med Materialize assets for å kunne gjenbruke disse</text:p>
        </text:list-item>
        <text:list-item>
          <text:p text:style-name="P2"/>
        </text:list-item>
        <text:list-item>
          <text:p text:style-name="P2">Når du lager en postit lapp, så hooker du av for at mann må linke en github fil til det ferdige.</text:p>
          <text:p text:style-name="P2">Vi kobler filer fra github til postit så man kan se hvilke filer tilhører denne oppgaven.</text:p>
          <text:p text:style-name="P2">Hvis du drar postit lappen til complete så kommer det opp en side med de siste filene som har blitt oppdatert i GIThub så man kan velge filen som har blitt «completed» når du lager denne lappen</text:p>
        </text:list-item>
      </text:list>
      <text:p text:style-name="Standard"/>
      <text:p text:style-name="Standard">Vi må finne ut guidlines for å tilrettelegge appen for folk med vansker.</text:p>
      <text:p text:style-name="Standard">Kommer frem til at det er viktig å ha en «clean» app. Ikke mange kanpper på en gang for det bli fort vanskelig å finne det mann ønsker. Ikke mange borders. Vi må ha en font som er lettleselig men som passer til vårt idee.</text:p>
      <text:p text:style-name="Standard">Bruke universalle tegn for å vise menyen/søkefeltet og andre slike ting.</text:p>
      <text:p text:style-name="Standard">Bruke en colour-wheel for å finne fargekombinasjon for nettsiden</text:p>
      <text:p text:style-name="Standard">Viktig å ikke fylle opp sidene men la det være «whoite space»/ ubrukt plass få det ikke ser fulpakket <text:soft-page-break/>ut. Vi kan bruke fonts og fargekombinasjoner som er tilpasset for folk med vansker.</text:p>
      <text:p text:style-name="Standard">Viktig å ha en bakgrunnsfarge som ikke tar oppmerksomheten fra alt det andre som er viktige.</text:p>
      <text:p text:style-name="Standard"/>
      <text:p text:style-name="Standard">Vi bestemte oss for å begynne å ta bilder av ideer eller ting vi finner interesangt for prosjektet på nettet. Da kan vi bruke bildene for å begrunne valgene våre i den skriftlige delen av prosjektet.</text:p>
      <text:p text:style-name="Standard"/>
      <text:p text:style-name="Standard">Andreas melder seg for java. Daniel er god på css, Ole er god på det meste og Kamil er ikke særlig god på noe spessielt så han tar for seg å notere alt som gjøres foreløpig. Kamil melder seg til å hjelpe med css.</text:p>
      <text:p text:style-name="Standard"/>
      <text:p text:style-name="Standard">Planlegger oppmøtte for dagene fremover </text:p>
      <text:p text:style-name="Standard"/>
      <text:p text:style-name="Standard"/>
      <text:p text:style-name="Standard">Materializecss.com alt som finnes her er google standards</text:p>
      <text:p text:style-name="Standard">Skal ta en «workshop» imorgen for å se om vi kan klare å lære oss å bruke Materializecss</text:p>
      <text:p text:style-name="Standard"/>
      <text:p text:style-name="Standard">Til imorgen skal alle tenke på hvordan vi skal utforme ting layout, farger og hvordan ting ser ut. <text:s/>Imorgen lager en egen tavle for deler av nettsiden som header, menylinje, osv. Så vi kan legge til forslag til hvordan vi skal få det til å se ut når vi er ferdige med dette så finner vi ut on det fungerer til all funksjonalitet vi vil ha med. Da kan vi forandre litt på det.</text:p>
      <text:p text:style-name="Standard">Vi vil først bli ferdige med elementer visuelt. Deretter skal vi legge funksjonallitet på det visuelle.</text:p>
      <text:p text:style-name="Standard">Vi begynner med de store tingene som footer, header osv. Så kan vi gå innover.</text:p>
      <text:p text:style-name="Standard"/>
      <text:p text:style-name="Standard"/>
      <text:p text:style-name="Standard"/>
      <text:p text:style-name="Standard"><text:a xlink:type="simple" xlink:href="https://materializecss.com/cards.html#" text:style-name="Internet_20_link" text:visited-style-name="Visited_20_Internet_20_Link">https://materializecss.com/cards.html#</text:a> <text:s/>CARD (kan bukes som postitnotes?)</text:p>
      <text:p text:style-name="Standard"/>
      <text:p text:style-name="Standard">Dag 4- 28.05.2019:</text:p>
      <text:p text:style-name="Standard"/>
      <text:p text:style-name="Standard">Dagens forslag/ideer:</text:p>
      <text:list xml:id="list401699375411226855" text:style-name="L2">
        <text:list-item>
          <text:p text:style-name="P1">FORSLA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5-23T12:02:51.59</meta:creation-date>
    <dc:date>2019-05-28T10:24:18.75</dc:date>
    <meta:editing-duration>PT6H13M43S</meta:editing-duration>
    <meta:editing-cycles>111</meta:editing-cycles>
    <meta:generator>OpenOffice/4.1.6$Win32 OpenOffice.org_project/416m1$Build-9790</meta:generator>
    <meta:document-statistic meta:table-count="0" meta:image-count="0" meta:object-count="0" meta:page-count="4" meta:paragraph-count="97" meta:word-count="1876" meta:character-count="10320"/>
  </office:meta>
</office:document-meta>
</file>